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86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Estimation(h)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Number </text:p>
          </table:table-cell>
          <table:table-cell table:style-name="ce1" office:value-type="string" calcext:value-type="string">
            <text:p>DET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FTR</text:p>
          </table:table-cell>
          <table:table-cell table:style-name="ce1" office:value-type="string" calcext:value-type="string">
            <text:p>Complexity</text:p>
          </table:table-cell>
          <table:table-cell office:value-type="string" calcext:value-type="string">
            <text:p>FP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ook up soundtrac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ternal inpu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outpu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quiri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Internal Logical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terface Fi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ok up similar song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ternal inpu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xternal Inquiri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Internal Logical Fil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xternal Interface Fil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en to a song on Spotif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ternal in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qui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Internal Logical Fil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terface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en to a song on YouTub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 in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xternal Inqui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Internal Logical Fil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terface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a song title on social med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 inpu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quiri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Internal Logical Fi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terface Fi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ok up moviesfor a given song ti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ternal inpu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quiri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Internal Logical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ernal Interface File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JP Regular" style:font-family-asian="'Noto Sans CJK JP Regular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11:18:14.1056514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7:47:11</meta:creation-date>
    <dc:date>2018-05-02T11:31:24.576863146</dc:date>
    <meta:generator>LibreOffice/6.0.3.2$Linux_X86_64 LibreOffice_project/00m0$Build-2</meta:generator>
    <meta:editing-duration>PT5M57S</meta:editing-duration>
    <meta:editing-cycles>2</meta:editing-cycles>
    <meta:document-statistic meta:table-count="1" meta:cell-count="177" meta:object-count="0"/>
    <meta:user-defined meta:name="AppVersion">16.0300</meta:user-defined>
  </office:meta>
</office:document-meta>
</file>